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bc2f" officeooo:paragraph-rsid="000dbc2f"/>
    </style:style>
    <style:style style:name="P2" style:family="paragraph" style:parent-style-name="Standard">
      <style:text-properties officeooo:rsid="006481ed" officeooo:paragraph-rsid="000dbc2f"/>
    </style:style>
    <style:style style:name="P3" style:family="paragraph" style:parent-style-name="Standard">
      <style:text-properties officeooo:rsid="006d876b" officeooo:paragraph-rsid="000dbc2f"/>
    </style:style>
    <style:style style:name="P4" style:family="paragraph" style:parent-style-name="Standard">
      <style:text-properties officeooo:rsid="007f0653" officeooo:paragraph-rsid="000dbc2f"/>
    </style:style>
    <style:style style:name="P5" style:family="paragraph" style:parent-style-name="Standard">
      <style:text-properties officeooo:rsid="0062f577" officeooo:paragraph-rsid="000dbc2f"/>
    </style:style>
    <style:style style:name="P6" style:family="paragraph" style:parent-style-name="Standard">
      <style:text-properties officeooo:rsid="0062f577" officeooo:paragraph-rsid="000e8854"/>
    </style:style>
    <style:style style:name="P7" style:family="paragraph" style:parent-style-name="Standard">
      <style:text-properties officeooo:rsid="006dc682" officeooo:paragraph-rsid="000dbc2f"/>
    </style:style>
    <style:style style:name="P8" style:family="paragraph" style:parent-style-name="Standard">
      <style:text-properties officeooo:rsid="006ecae8" officeooo:paragraph-rsid="000dbc2f"/>
    </style:style>
    <style:style style:name="P9" style:family="paragraph" style:parent-style-name="Standard">
      <style:text-properties officeooo:rsid="00733a76" officeooo:paragraph-rsid="000dbc2f"/>
    </style:style>
    <style:style style:name="P10" style:family="paragraph" style:parent-style-name="Standard">
      <style:text-properties officeooo:rsid="007641d2" officeooo:paragraph-rsid="000dbc2f"/>
    </style:style>
    <style:style style:name="P11" style:family="paragraph" style:parent-style-name="Standard">
      <style:text-properties officeooo:rsid="00783a67" officeooo:paragraph-rsid="000dbc2f"/>
    </style:style>
    <style:style style:name="P12" style:family="paragraph" style:parent-style-name="Standard">
      <style:text-properties officeooo:rsid="00797a9b" officeooo:paragraph-rsid="000dbc2f"/>
    </style:style>
    <style:style style:name="P13" style:family="paragraph" style:parent-style-name="Standard">
      <style:text-properties officeooo:rsid="0064167e" officeooo:paragraph-rsid="000dbc2f"/>
    </style:style>
    <style:style style:name="P14" style:family="paragraph" style:parent-style-name="Standard">
      <style:text-properties officeooo:paragraph-rsid="000dbc2f"/>
    </style:style>
    <style:style style:name="P15" style:family="paragraph" style:parent-style-name="Heading_20_3">
      <style:text-properties officeooo:paragraph-rsid="000dbc2f"/>
    </style:style>
    <style:style style:name="P16" style:family="paragraph" style:parent-style-name="Heading_20_4">
      <style:text-properties officeooo:paragraph-rsid="000dbc2f"/>
    </style:style>
    <style:style style:name="T1" style:family="text">
      <style:text-properties style:font-name="Times New Roman" fo:language="ru" fo:country="RU"/>
    </style:style>
    <style:style style:name="T2" style:family="text">
      <style:text-properties style:font-name="Times New Roman" fo:language="ru" fo:country="RU" officeooo:rsid="006d149a"/>
    </style:style>
    <style:style style:name="T3" style:family="text">
      <style:text-properties style:font-name="Liberation Serif" officeooo:rsid="0062f577"/>
    </style:style>
    <style:style style:name="T4" style:family="text">
      <style:text-properties style:font-name="DejaVu Serif" officeooo:rsid="0062f577"/>
    </style:style>
    <style:style style:name="T5" style:family="text">
      <style:text-properties officeooo:rsid="007f0653"/>
    </style:style>
    <style:style style:name="T6" style:family="text">
      <style:text-properties officeooo:rsid="00733a76"/>
    </style:style>
    <style:style style:name="T7" style:family="text">
      <style:text-properties officeooo:rsid="007094e8"/>
    </style:style>
    <style:style style:name="T8" style:family="text">
      <style:text-properties officeooo:rsid="007641d2"/>
    </style:style>
    <style:style style:name="T9" style:family="text">
      <style:text-properties officeooo:rsid="0080da62"/>
    </style:style>
    <style:style style:name="T10" style:family="text">
      <style:text-properties officeooo:rsid="008487d4"/>
    </style:style>
    <style:style style:name="T11" style:family="text">
      <style:text-properties officeooo:rsid="000e88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. <text:span text:style-name="Source_20_Text"><text:span text:style-name="T2">Commands</text:span></text:span></text:p>
      <text:p text:style-name="P14"><text:a xlink:type="simple" xlink:href="https://www.youtube.com/watch?v=TMeZGvtQnT8" text:style-name="Internet_20_link" text:visited-style-name="Visited_20_Internet_20_Link"><text:span text:style-name="Source_20_Text"><text:span text:style-name="T3">https://www.youtube.com/watch?</text:span></text:span></text:a><text:a xlink:type="simple" xlink:href="https://www.youtube.com/watch?v=TMeZGvtQnT8" text:style-name="Internet_20_link" text:visited-style-name="Visited_20_Internet_20_Link"><text:span text:style-name="Source_20_Text"><text:span text:style-name="T4">v=TMeZGvtQnT8</text:span></text:span></text:a><text:span text:style-name="Source_20_Text"><text:span text:style-name="T4"> </text:span></text:span></text:p>
      <text:h text:style-name="P15" text:outline-level="3"><text:bookmark-start text:name="__RefHeading___Toc4117_1500191616"/>Quick Start<text:bookmark-end text:name="__RefHeading___Toc4117_1500191616"/></text:h>
      <text:h text:style-name="P16" text:outline-level="4"><text:bookmark-start text:name="__RefHeading___Toc4119_1500191616"/>Install and basic config<text:bookmark-end text:name="__RefHeading___Toc4119_1500191616"/></text:h>
      <text:p text:style-name="P3">apt-get install -y git</text:p>
      <text:p text:style-name="P3">git config --global user.name "flightdutch"</text:p>
      <text:p text:style-name="P3">git config --global user.email "<text:a xlink:type="simple" xlink:href="mailto:flightdutch@gmail.com" text:style-name="Internet_20_link" text:visited-style-name="Visited_20_Internet_20_Link">flightdutch@gmail.com</text:a>"</text:p>
      <text:p text:style-name="P4">git config --global --list<text:tab/><text:tab/># show global parameters</text:p>
      <text:p text:style-name="P3">git config --list<text:tab/><text:tab/><text:tab/><text:span text:style-name="T5"># show all parameters</text:span></text:p>
      <text:h text:style-name="P16" text:outline-level="4"><text:bookmark-start text:name="__RefHeading___Toc4121_1500191616"/>First project<text:bookmark-end text:name="__RefHeading___Toc4121_1500191616"/></text:h>
      <text:p text:style-name="P3">cd /home/user/my_project</text:p>
      <text:p text:style-name="P5">git init</text:p>
      <text:p text:style-name="P7">g<text:span text:style-name="T6">i</text:span>t status</text:p>
      <text:p text:style-name="P8">ls -la</text:p>
      <text:p text:style-name="P8">touch .gitignore<text:tab/><text:tab/></text:p>
      <text:p text:style-name="P8">vi .gitignore<text:tab/><text:tab/><text:tab/># add string: <text:s/>.idea/*</text:p>
      <text:p text:style-name="P5">git add --<text:span text:style-name="T7">all<text:tab/><text:tab/><text:tab/># add all files form current dir to get </text:span></text:p>
      <text:p text:style-name="P9"><text:bookmark-start text:name="__DdeLink__4482_44155"/>git status<text:bookmark-end text:name="__DdeLink__4482_44155"/></text:p>
      <text:p text:style-name="P5"><text:bookmark-start text:name="__DdeLink__4170_199326753"/>git commit -m 'initial project version'<text:bookmark-end text:name="__DdeLink__4170_199326753"/></text:p>
      <text:p text:style-name="P9">git status</text:p>
      <text:p text:style-name="P10">touch new_file.py<text:tab/><text:tab/># create new file</text:p>
      <text:p text:style-name="P10">vi new_file.py<text:tab/><text:tab/><text:tab/># edit file</text:p>
      <text:p text:style-name="P9"><text:bookmark-start text:name="__DdeLink__4487_44155"/>git status<text:bookmark-end text:name="__DdeLink__4487_44155"/></text:p>
      <text:p text:style-name="P10">git add new_file.py</text:p>
      <text:p text:style-name="P5">git commit -m '<text:span text:style-name="T8">adding new_file.py</text:span>'</text:p>
      <text:p text:style-name="P9">git status<text:tab/><text:tab/><text:tab/><text:span text:style-name="T8"># check status</text:span></text:p>
      <text:h text:style-name="P16" text:outline-level="4"><text:bookmark-start text:name="__RefHeading___Toc4123_1500191616"/>Connect to github.com<text:bookmark-end text:name="__RefHeading___Toc4123_1500191616"/></text:h>
      <text:p text:style-name="P11">git remote add web-<text:span text:style-name="T9">academy</text:span> <text:a xlink:type="simple" xlink:href="https://github.com/flightdutch/Python-HomeTasks.git" text:style-name="Internet_20_link" text:visited-style-name="Visited_20_Internet_20_Link"><text:span text:style-name="T9">https://github.com/flightdutch/Python-HomeTasks.git</text:span></text:a><text:span text:style-name="T9"> </text:span></text:p>
      <text:p text:style-name="P12">git remote<text:tab/><text:tab/><text:tab/># check name of remote repository</text:p>
      <text:p text:style-name="P12"><text:bookmark-start text:name="__DdeLink__4278_1393649284"/>git push web-<text:span text:style-name="T9">academy</text:span> master<text:bookmark-end text:name="__DdeLink__4278_1393649284"/><text:tab/># user/password</text:p>
      <text:p text:style-name="P12">browser: <text:a xlink:type="simple" xlink:href="https://github.com/flightdutch/web-L3" text:style-name="Internet_20_link" text:visited-style-name="Visited_20_Internet_20_Link">https://github.com/flightdutch/web-L3</text:a></text:p>
      <text:h text:style-name="P15" text:outline-level="3"><text:bookmark-start text:name="__RefHeading___Toc4286_1393649284"/>Update repository<text:bookmark-end text:name="__RefHeading___Toc4286_1393649284"/></text:h>
      <text:p text:style-name="P9">git status</text:p>
      <text:p text:style-name="P10">git add new_file.py<text:tab/><text:tab/><text:span text:style-name="T11"># add 1 file</text:span></text:p>
      <text:p text:style-name="P6">git add --<text:span text:style-name="T7">all<text:tab/><text:tab/><text:tab/># add all new files form current dir/subdir to get </text:span></text:p>
      <text:p text:style-name="P5">git commit -m '<text:span text:style-name="T8">adding new_file.py</text:span>'</text:p>
      <text:p text:style-name="P9">git status<text:tab/><text:tab/><text:tab/><text:span text:style-name="T8"># check status</text:span></text:p>
      <text:p text:style-name="P12"><text:bookmark-start text:name="__DdeLink__4278_13936492841"/>git push web-<text:span text:style-name="T9">academy</text:span> master<text:bookmark-end text:name="__DdeLink__4278_13936492841"/><text:tab/># <text:span text:style-name="T10">flight...</text:span>/<text:span text:style-name="T10">g*h5P...5</text:span></text:p>
      <text:p text:style-name="P12">browser: <text:a xlink:type="simple" xlink:href="https://github.com/flightdutch/Python-HomeTasks" text:style-name="Internet_20_link" text:visited-style-name="Visited_20_Internet_20_Link"><text:span text:style-name="T10">https://github.com/flightdutch/Python-HomeTasks</text:span></text:a><text:span text:style-name="T10"> </text:span></text:p>
      <text:h text:style-name="P15" text:outline-level="3"><text:bookmark-start text:name="__RefHeading___Toc4288_1393649284"/>Add options<text:bookmark-end text:name="__RefHeading___Toc4288_1393649284"/></text:h>
      <text:p text:style-name="P5">git commit --amend</text:p>
      <text:p text:style-name="P5">git clone</text:p>
      <text:p text:style-name="P5">git status</text:p>
      <text:p text:style-name="P5">git status -s or git status --short </text:p>
      <text:p text:style-name="P5">git reset HEAD</text:p>
      <text:p text:style-name="P5">git diff</text:p>
      <text:p text:style-name="P5"><text:soft-page-break/>git diff --staged</text:p>
      <text:p text:style-name="P5">git diff --cached</text:p>
      <text:p text:style-name="P5">git rm \*~ - removes all files that end with ~</text:p>
      <text:p text:style-name="P5">git rm log/\*.log - Note the backslash (\) in front of the *. This is necessary because Git does its</text:p>
      <text:p text:style-name="P5">own filename expansion in addition to your shell’s filename expansion. This</text:p>
      <text:p text:style-name="P5">command removes all files that have the .log extension in the log/ directory</text:p>
      <text:p text:style-name="P5">git mv file_from file_to</text:p>
      <text:p text:style-name="P5">git log</text:p>
      <text:p text:style-name="P5">git log --stat</text:p>
      <text:p text:style-name="P5">git remote -v</text:p>
      <text:p text:style-name="P5">git fetch [remote-name]</text:p>
      <text:p text:style-name="P5">git push origin master</text:p>
      <text:p text:style-name="P5">git tag</text:p>
      <text:p text:style-name="P5">git tag -l 'v1.8.5*'</text:p>
      <text:p text:style-name="P5">git tag -a v1.4 -m 'my version 1.4'</text:p>
      <text:p text:style-name="P5">git show v1.2</text:p>
      <text:p text:style-name="P5">git push origin v1.5</text:p>
      <text:p text:style-name="P5">git push origin --tags</text:p>
      <text:p text:style-name="P5">git checkout -b version2 v2.0.0</text:p>
      <text:p text:style-name="P5"/>
      <text:p text:style-name="P13">git branch testing - только создает новую ветку. Переключения не происходит.</text:p>
      <text:p text:style-name="P13">git log --oneline --decorate - покажет вам куда указывают указатели веток</text:p>
      <text:p text:style-name="P13">git checkout testing - переключимся на ветку “testing”</text:p>
      <text:p text:style-name="P13">git checkout master - переключимся назад на ветку “master”</text:p>
      <text:p text:style-name="P13">git log --oneline --decorate --graph --all - получите историю ваших коммитов, положение указателей ваших веток и как разделилась история вашего проекта</text:p>
      <text:p text:style-name="P13">git checkout -b iss53 - создать ветку и сразу переключиться на нее</text:p>
      <text:p text:style-name="P5"/>
      <text:p text:style-name="P2">выполнить слияние (merge) с основной веткой для включения в продукт</text:p>
      <text:p text:style-name="P2">git checkout master</text:p>
      <text:p text:style-name="P2">git merge hotfix</text:p>
      <text:p text:style-name="P2"/>
      <text:p text:style-name="P2">git branch -d hotfix - удаления ветки</text:p>
      <text:p text:style-name="P2">git mergetool </text:p>
      <text:p text:style-name="P2">git branch -v - посмотреть последний коммит на каждой из веток</text:p>
      <text:p text:style-name="P2">git branch --merged - посмотреть те ветки, которые вы уже слили с текущей</text:p>
      <text:p text:style-name="P2">git branch --no-merged - увидеть все ветки, содержащие наработки, которые вы пока ещё не слили в текущую ветку</text:p>
      <text:p text:style-name="P2"><text:span text:style-name="Source_20_Text"><text:span text:style-name="T1">git branch -D testing - безусловное удаление ветки - она содержит ещё не слитые наработки, попытка удалить её командой </text:span></text:span><text:bookmark-start text:name="__DdeLink__4164_199326753"/><text:span text:style-name="Source_20_Text"><text:span text:style-name="T1">git branch -d</text:span></text:span><text:bookmark-end text:name="__DdeLink__4164_199326753"/><text:span text:style-name="Source_20_Text"><text:span text:style-name="T1"> приведет к ошибке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9:35:13.149046322</meta:creation-date>
    <dc:date>2017-03-05T09:40:27.043125417</dc:date>
    <meta:editing-duration>PT5M13S</meta:editing-duration>
    <meta:editing-cycles>2</meta:editing-cycles>
    <meta:generator>LibreOffice/5.0.6.2$Linux_X86_64 LibreOffice_project/00m0$Build-2</meta:generator>
    <meta:document-statistic meta:table-count="0" meta:image-count="0" meta:object-count="0" meta:page-count="2" meta:paragraph-count="80" meta:word-count="486" meta:character-count="2936" meta:non-whitespace-character-count="2522"/>
  </office:meta>
</office:document-meta>
</file>